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4.1778in" style:rel-column-width="40906*"/>
    </style:style>
    <style:style style:name="Table1.B" style:family="table-column">
      <style:table-column-properties style:column-width="2.5153in" style:rel-column-width="24629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0632in" style:rel-column-width="10410*"/>
    </style:style>
    <style:style style:name="Table3.B" style:family="table-column">
      <style:table-column-properties style:column-width="3.616in" style:rel-column-width="35405*"/>
    </style:style>
    <style:style style:name="Table3.C" style:family="table-column">
      <style:table-column-properties style:column-width="2.0139in" style:rel-column-width="1972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none" fo:border-top="0.05pt solid #000000" fo:border-bottom="0.05pt solid #000000"/>
    </style:style>
    <style:style style:name="Table3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0576in" style:rel-column-width="10355*"/>
    </style:style>
    <style:style style:name="Table4.B" style:family="table-column">
      <style:table-column-properties style:column-width="3.6215in" style:rel-column-width="35460*"/>
    </style:style>
    <style:style style:name="Table4.C" style:family="table-column">
      <style:table-column-properties style:column-width="2.0139in" style:rel-column-width="19720*"/>
    </style:style>
    <style:style style:name="Table4.A1" style:family="table-cell">
      <style:table-cell-properties fo:background-color="transparent" fo:padding="0.0382in" fo:border="none">
        <style:background-image/>
      </style:table-cell-properties>
    </style:style>
    <style:style style:name="Table4.B1" style:family="table-cell">
      <style:table-cell-properties fo:padding="0.0382in" fo:border="none"/>
    </style:style>
    <style:style style:name="Table4.C1" style:family="table-cell">
      <style:table-cell-properties fo:padding="0.0382in" fo:border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6903in" style:rel-column-width="6758*"/>
    </style:style>
    <style:style style:name="Table7.B" style:family="table-column">
      <style:table-column-properties style:column-width="2.3479in" style:rel-column-width="22987*"/>
    </style:style>
    <style:style style:name="Table7.C" style:family="table-column">
      <style:table-column-properties style:column-width="2.3472in" style:rel-column-width="22986*"/>
    </style:style>
    <style:style style:name="Table7.D" style:family="table-column">
      <style:table-column-properties style:column-width="1.3076in" style:rel-column-width="12804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-left="none" fo:border-right="none" fo:border-top="0.05pt solid #000000" fo:border-bottom="0.05pt solid #000000"/>
    </style:style>
    <style:style style:name="Table7.D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6861in" style:rel-column-width="6719*"/>
    </style:style>
    <style:style style:name="Table8.B" style:family="table-column">
      <style:table-column-properties style:column-width="2.35in" style:rel-column-width="23010*"/>
    </style:style>
    <style:style style:name="Table8.C" style:family="table-column">
      <style:table-column-properties style:column-width="2.35in" style:rel-column-width="23009*"/>
    </style:style>
    <style:style style:name="Table8.D" style:family="table-column">
      <style:table-column-properties style:column-width="1.3069in" style:rel-column-width="12797*"/>
    </style:style>
    <style:style style:name="Table8.A1" style:family="table-cell">
      <style:table-cell-properties fo:background-color="transparent" fo:padding="0.0382in" fo:border="none">
        <style:background-image/>
      </style:table-cell-properties>
    </style:style>
    <style:style style:name="Table8.B1" style:family="table-cell">
      <style:table-cell-properties fo:padding="0.0382in" fo:border="none"/>
    </style:style>
    <style:style style:name="Table8.C1" style:family="table-cell">
      <style:table-cell-properties fo:padding="0.0382in" fo:border="none"/>
    </style:style>
    <style:style style:name="Table8.D1" style:family="table-cell">
      <style:table-cell-properties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2.375in"/>
    </style:style>
    <style:style style:name="Table9.B" style:family="table-column">
      <style:table-column-properties style:column-width="2.125in"/>
    </style:style>
    <style:style style:name="Table9.C" style:family="table-column">
      <style:table-column-properties style:column-width="2.197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-left="none" fo:border-right="none" fo:border-top="0.05pt solid #000000" fo:border-bottom="0.05pt solid #000000"/>
    </style:style>
    <style:style style:name="Table9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2.375in"/>
    </style:style>
    <style:style style:name="Table10.B" style:family="table-column">
      <style:table-column-properties style:column-width="2.125in"/>
    </style:style>
    <style:style style:name="Table10.C" style:family="table-column">
      <style:table-column-properties style:column-width="2.1979in"/>
    </style:style>
    <style:style style:name="Table10.A1" style:family="table-cell">
      <style:table-cell-properties fo:background-color="transparent" fo:padding="0.0382in" fo:border="none">
        <style:background-image/>
      </style:table-cell-properties>
    </style:style>
    <style:style style:name="Table10.B1" style:family="table-cell">
      <style:table-cell-properties fo:padding="0.0382in" fo:border="none"/>
    </style:style>
    <style:style style:name="Table10.C1" style:family="table-cell">
      <style:table-cell-properties fo:padding="0.0382in" fo:border="none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officeooo:paragraph-rsid="001e44dd"/>
    </style:style>
    <style:style style:name="P3" style:family="paragraph" style:parent-style-name="Standard">
      <style:text-properties style:font-name="Cantarell" fo:font-size="10pt" officeooo:paragraph-rsid="003497a4" style:font-size-asian="10pt" style:font-size-complex="10pt"/>
    </style:style>
    <style:style style:name="P4" style:family="paragraph" style:parent-style-name="Standard">
      <style:text-properties style:font-name="Cantarell" fo:font-size="10pt" officeooo:paragraph-rsid="005b71a0" style:font-size-asian="10pt" style:font-size-complex="10pt"/>
    </style:style>
    <style:style style:name="P5" style:family="paragraph" style:parent-style-name="Standard">
      <style:text-properties style:font-name="Cantarell" officeooo:rsid="00153f83"/>
    </style:style>
    <style:style style:name="P6" style:family="paragraph" style:parent-style-name="Standard">
      <style:paragraph-properties fo:text-align="start" style:justify-single-word="false"/>
      <style:text-properties fo:color="#000000" style:font-name="Cantarell" officeooo:paragraph-rsid="00425086"/>
    </style:style>
    <style:style style:name="P7" style:family="paragraph" style:parent-style-name="Standard">
      <style:paragraph-properties fo:text-align="start" style:justify-single-word="false"/>
      <style:text-properties fo:color="#000000" style:font-name="Cantarell" officeooo:paragraph-rsid="0045f053"/>
    </style:style>
    <style:style style:name="P8" style:family="paragraph" style:parent-style-name="Standard">
      <style:paragraph-properties fo:text-align="start" style:justify-single-word="false"/>
      <style:text-properties fo:color="#000000" style:font-name="Cantarell" officeooo:paragraph-rsid="0020f7b0"/>
    </style:style>
    <style:style style:name="P9" style:family="paragraph" style:parent-style-name="Standard">
      <style:paragraph-properties fo:text-align="start" style:justify-single-word="false"/>
      <style:text-properties fo:color="#000000" style:font-name="Cantarell" officeooo:rsid="001b5df1" officeooo:paragraph-rsid="001e44dd"/>
    </style:style>
    <style:style style:name="P10" style:family="paragraph" style:parent-style-name="Standard">
      <style:text-properties fo:color="#000000" style:font-name="Cantarell" officeooo:rsid="0009034c" officeooo:paragraph-rsid="00153f83"/>
    </style:style>
    <style:style style:name="P11" style:family="paragraph" style:parent-style-name="Standard">
      <style:text-properties fo:color="#000000" style:font-name="Cantarell" officeooo:rsid="0009034c" officeooo:paragraph-rsid="00302d91"/>
    </style:style>
    <style:style style:name="P12" style:family="paragraph" style:parent-style-name="Standard">
      <style:text-properties fo:color="#000000" style:font-name="Cantarell" officeooo:rsid="0009034c" officeooo:paragraph-rsid="001b5df1"/>
    </style:style>
    <style:style style:name="P13" style:family="paragraph" style:parent-style-name="Standard">
      <style:text-properties fo:color="#000000" style:font-name="Cantarell" officeooo:rsid="0009034c" officeooo:paragraph-rsid="00549411"/>
    </style:style>
    <style:style style:name="P14" style:family="paragraph" style:parent-style-name="Standard">
      <style:text-properties fo:color="#000000" style:font-name="Cantarell" officeooo:rsid="0009034c" officeooo:paragraph-rsid="005500cb"/>
    </style:style>
    <style:style style:name="P15" style:family="paragraph" style:parent-style-name="Standard">
      <style:text-properties fo:color="#000000" style:font-name="Cantarell" officeooo:rsid="0009034c" officeooo:paragraph-rsid="0055b807"/>
    </style:style>
    <style:style style:name="P16" style:family="paragraph" style:parent-style-name="Standard">
      <style:text-properties fo:color="#000000" style:font-name="Cantarell" officeooo:rsid="0009034c" officeooo:paragraph-rsid="0064b74a"/>
    </style:style>
    <style:style style:name="P17" style:family="paragraph" style:parent-style-name="Standard">
      <style:paragraph-properties fo:text-align="start" style:justify-single-word="false"/>
      <style:text-properties fo:color="#000000" style:font-name="Cantarell" fo:font-size="10pt" officeooo:rsid="0009034c" officeooo:paragraph-rsid="00327fdf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color="#000000" style:font-name="Cantarell" fo:font-size="10pt" officeooo:rsid="0009034c" officeooo:paragraph-rsid="00549411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color="#000000" style:font-name="Cantarell" fo:font-size="10pt" officeooo:rsid="0009034c" officeooo:paragraph-rsid="0055b807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color="#000000" style:font-name="Cantarell" officeooo:rsid="00559281" officeooo:paragraph-rsid="00559281"/>
    </style:style>
    <style:style style:name="P21" style:family="paragraph" style:parent-style-name="Standard">
      <style:text-properties fo:color="#000080" style:font-name="Cantarell" fo:font-size="10pt" officeooo:paragraph-rsid="003497a4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color="#000080" style:font-name="Cantarell" fo:font-size="10pt" officeooo:rsid="0015acc3" officeooo:paragraph-rsid="003497a4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color="#000080" style:font-name="Cantarell" fo:font-size="10pt" officeooo:rsid="0015acc3" officeooo:paragraph-rsid="005b71a0" style:font-size-asian="10pt" style:font-size-complex="10pt"/>
    </style:style>
    <style:style style:name="P24" style:family="paragraph" style:parent-style-name="Standard">
      <style:text-properties fo:color="#000080" style:font-name="Cantarell" fo:font-size="10pt" officeooo:paragraph-rsid="005b71a0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26" style:family="paragraph" style:parent-style-name="Table_20_Contents">
      <style:paragraph-properties fo:text-align="start" style:justify-single-word="false"/>
      <style:text-properties fo:color="#000080" style:font-name="Cantarell" fo:font-size="8pt" officeooo:rsid="0015acc3" officeooo:paragraph-rsid="003497a4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fo:color="#000080" style:font-name="Cantarell" fo:font-size="8pt" officeooo:rsid="0015acc3" officeooo:paragraph-rsid="005b71a0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Cantarell" officeooo:paragraph-rsid="000fc60f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Cantarell" officeooo:paragraph-rsid="0049b07b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Cantarell" officeooo:paragraph-rsid="004e15c2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Cantarell" officeooo:paragraph-rsid="0052598d"/>
    </style:style>
    <style:style style:name="P33" style:family="paragraph" style:parent-style-name="Table_20_Contents">
      <style:text-properties fo:color="#000000" style:font-name="Cantarell" officeooo:rsid="0009034c"/>
    </style:style>
    <style:style style:name="P34" style:family="paragraph" style:parent-style-name="Table_20_Contents">
      <style:text-properties fo:color="#000000" style:font-name="Cantarell" fo:font-weight="bold" officeooo:rsid="002bea28" officeooo:paragraph-rsid="002bea28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Cantarell" fo:font-size="8pt" fo:font-weight="bold" officeooo:rsid="0033ca65" officeooo:paragraph-rsid="0033ca65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Cantarell" fo:font-size="8pt" fo:font-weight="bold" officeooo:rsid="0033ca65" officeooo:paragraph-rsid="00549411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Cantarell" fo:font-size="8pt" fo:font-weight="bold" officeooo:rsid="0033ca65" officeooo:paragraph-rsid="0055b807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Cantarell" fo:font-size="8pt" fo:font-weight="bold" officeooo:rsid="0033ca65" officeooo:paragraph-rsid="005b71a0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color="#000000" style:font-name="Cantarell" fo:font-size="8pt" officeooo:paragraph-rsid="00302d91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Cantarell" fo:font-size="8pt" officeooo:rsid="0009034c" officeooo:paragraph-rsid="0033ca65" style:font-size-asian="8pt" style:font-size-complex="8pt"/>
    </style:style>
    <style:style style:name="P41" style:family="paragraph" style:parent-style-name="Table_20_Contents">
      <style:text-properties style:font-name="Cantarell" officeooo:paragraph-rsid="0026f169"/>
    </style:style>
    <style:style style:name="P42" style:family="paragraph" style:parent-style-name="Table_20_Contents">
      <style:text-properties style:font-name="Cantarell" officeooo:paragraph-rsid="002af668"/>
    </style:style>
    <style:style style:name="P43" style:family="paragraph" style:parent-style-name="Table_20_Contents">
      <style:text-properties style:font-name="Cantarell" officeooo:paragraph-rsid="00499ae2"/>
    </style:style>
    <style:style style:name="P44" style:family="paragraph" style:parent-style-name="Table_20_Contents">
      <style:text-properties style:font-name="Cantarell" officeooo:rsid="00236137" officeooo:paragraph-rsid="00236137"/>
    </style:style>
    <style:style style:name="P45" style:family="paragraph" style:parent-style-name="Table_20_Contents">
      <style:text-properties style:font-name="Cantarell" officeooo:rsid="00302d91" officeooo:paragraph-rsid="00302d91"/>
    </style:style>
    <style:style style:name="P46" style:family="paragraph" style:parent-style-name="Table_20_Contents">
      <style:text-properties style:font-name="Cantarell" officeooo:rsid="00302d91" officeooo:paragraph-rsid="00549411"/>
    </style:style>
    <style:style style:name="P47" style:family="paragraph" style:parent-style-name="Table_20_Contents">
      <style:text-properties style:font-name="Cantarell" style:text-underline-style="solid" style:text-underline-width="auto" style:text-underline-color="font-color" officeooo:rsid="0020f7b0" officeooo:paragraph-rsid="0020f7b0"/>
    </style:style>
    <style:style style:name="P48" style:family="paragraph" style:parent-style-name="Table_20_Contents">
      <style:text-properties style:font-name="Cantarell" officeooo:rsid="00549411" officeooo:paragraph-rsid="00549411"/>
    </style:style>
    <style:style style:name="P49" style:family="paragraph" style:parent-style-name="Table_20_Contents">
      <style:text-properties style:font-name="Cantarell" officeooo:rsid="005500cb" officeooo:paragraph-rsid="005500cb"/>
    </style:style>
    <style:style style:name="P50" style:family="paragraph" style:parent-style-name="Table_20_Contents">
      <style:text-properties style:font-name="Cantarell" officeooo:rsid="0055b807" officeooo:paragraph-rsid="0055b807"/>
    </style:style>
    <style:style style:name="P51" style:family="paragraph" style:parent-style-name="Table_20_Contents">
      <style:paragraph-properties fo:text-align="center" style:justify-single-word="false"/>
      <style:text-properties fo:color="#198a8a" style:font-name="Cantarell" fo:font-size="14pt" fo:font-weight="bold" officeooo:paragraph-rsid="0037862d" style:font-size-asian="14pt" style:font-weight-asian="bold" style:font-size-complex="14pt" style:font-weight-complex="bold"/>
    </style:style>
    <style:style style:name="P52" style:family="paragraph" style:parent-style-name="Table_20_Contents">
      <style:text-properties fo:color="#ff0000" style:font-name="Cantarell" officeooo:rsid="0026f169" officeooo:paragraph-rsid="002af668"/>
    </style:style>
    <style:style style:name="P53" style:family="paragraph" style:parent-style-name="Table_20_Contents">
      <style:text-properties fo:color="#ff0000" style:font-name="Cantarell" officeooo:rsid="0026f169" officeooo:paragraph-rsid="002bea28"/>
    </style:style>
    <style:style style:name="P54" style:family="paragraph" style:parent-style-name="Table_20_Contents">
      <style:paragraph-properties fo:text-align="start" style:justify-single-word="false" fo:break-before="page"/>
      <style:text-properties fo:color="#000000" style:font-name="Cantarell" fo:font-size="8pt" fo:font-weight="bold" officeooo:rsid="0033ca65" officeooo:paragraph-rsid="005b71a0" style:font-size-asian="8pt" style:font-weight-asian="bold" style:font-size-complex="8pt" style:font-weight-complex="bold"/>
    </style:style>
    <style:style style:name="P55" style:family="paragraph" style:parent-style-name="Table_20_Contents" style:list-style-name="L1">
      <style:text-properties officeooo:paragraph-rsid="002ecfd0"/>
    </style:style>
    <style:style style:name="P56" style:family="paragraph" style:parent-style-name="Table_20_Contents" style:list-style-name="L1">
      <style:text-properties officeooo:paragraph-rsid="002ed3e6"/>
    </style:style>
    <style:style style:name="P57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officeooo:rsid="000fc60f" officeooo:paragraph-rsid="00684322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684322" style:font-size-asian="10pt" style:font-weight-asian="bold" style:font-size-complex="10pt" style:font-weight-complex="bold"/>
    </style:style>
    <style:style style:name="T1" style:family="text">
      <style:text-properties officeooo:rsid="0009034c"/>
    </style:style>
    <style:style style:name="T2" style:family="text">
      <style:text-properties fo:color="#000000" style:font-name="Cantarell" officeooo:rsid="002bea28"/>
    </style:style>
    <style:style style:name="T3" style:family="text">
      <style:text-properties fo:color="#000000" style:font-name="Cantarell" officeooo:rsid="002ecfd0"/>
    </style:style>
    <style:style style:name="T4" style:family="text">
      <style:text-properties fo:color="#000000" style:font-name="Cantarell" officeooo:rsid="002ed3e6"/>
    </style:style>
    <style:style style:name="T5" style:family="text">
      <style:text-properties fo:color="#000000" style:font-name="Cantarell" officeooo:rsid="00409805"/>
    </style:style>
    <style:style style:name="T6" style:family="text">
      <style:text-properties fo:color="#000000" officeooo:rsid="0009034c"/>
    </style:style>
    <style:style style:name="T7" style:family="text">
      <style:text-properties fo:color="#000000" officeooo:rsid="0015acc3"/>
    </style:style>
    <style:style style:name="T8" style:family="text">
      <style:text-properties fo:color="#000000" officeooo:rsid="00252ac4"/>
    </style:style>
    <style:style style:name="T9" style:family="text">
      <style:text-properties fo:color="#000000" officeooo:rsid="0026f169"/>
    </style:style>
    <style:style style:name="T10" style:family="text">
      <style:text-properties fo:color="#000000" officeooo:rsid="002af668"/>
    </style:style>
    <style:style style:name="T11" style:family="text">
      <style:text-properties fo:color="#000000" fo:font-weight="bold" officeooo:rsid="0015acc3" style:font-weight-asian="bold" style:font-weight-complex="bold"/>
    </style:style>
    <style:style style:name="T12" style:family="text">
      <style:text-properties fo:color="#000000" fo:font-weight="bold" officeooo:rsid="0026f169" style:font-weight-asian="bold" style:font-weight-complex="bold"/>
    </style:style>
    <style:style style:name="T13" style:family="text">
      <style:text-properties fo:color="#000000" fo:font-weight="bold" officeooo:rsid="002a0497" style:font-weight-asian="bold" style:font-weight-complex="bold"/>
    </style:style>
    <style:style style:name="T14" style:family="text">
      <style:text-properties fo:color="#000000" fo:font-weight="bold" officeooo:rsid="002af668" style:font-weight-asian="bold" style:font-weight-complex="bold"/>
    </style:style>
    <style:style style:name="T15" style:family="text">
      <style:text-properties officeooo:rsid="000c8bef"/>
    </style:style>
    <style:style style:name="T16" style:family="text">
      <style:text-properties officeooo:rsid="000f24dc"/>
    </style:style>
    <style:style style:name="T17" style:family="text">
      <style:text-properties officeooo:rsid="000fc60f"/>
    </style:style>
    <style:style style:name="T18" style:family="text">
      <style:text-properties officeooo:rsid="00153f83"/>
    </style:style>
    <style:style style:name="T19" style:family="text">
      <style:text-properties fo:color="#000080" style:font-name="Cantarell" officeooo:rsid="0015acc3"/>
    </style:style>
    <style:style style:name="T20" style:family="text">
      <style:text-properties fo:color="#000080" style:font-name="Cantarell" officeooo:rsid="002ecfd0"/>
    </style:style>
    <style:style style:name="T21" style:family="text">
      <style:text-properties fo:color="#000080" officeooo:rsid="0015acc3"/>
    </style:style>
    <style:style style:name="T22" style:family="text">
      <style:text-properties fo:color="#000080" officeooo:rsid="0026f169"/>
    </style:style>
    <style:style style:name="T23" style:family="text">
      <style:text-properties fo:color="#000080" officeooo:rsid="002af668"/>
    </style:style>
    <style:style style:name="T24" style:family="text">
      <style:text-properties fo:color="#000080" officeooo:rsid="002be7c3"/>
    </style:style>
    <style:style style:name="T25" style:family="text">
      <style:text-properties fo:color="#ff0000"/>
    </style:style>
    <style:style style:name="T26" style:family="text">
      <style:text-properties fo:color="#ff0000" officeooo:rsid="0026f169"/>
    </style:style>
    <style:style style:name="T27" style:family="text">
      <style:text-properties fo:color="#ff0000" style:font-name="Cantarell" officeooo:rsid="002ed3e6"/>
    </style:style>
    <style:style style:name="T28" style:family="text">
      <style:text-properties officeooo:rsid="001b5df1"/>
    </style:style>
    <style:style style:name="T29" style:family="text">
      <style:text-properties officeooo:rsid="0020f7b0"/>
    </style:style>
    <style:style style:name="T30" style:family="text">
      <style:text-properties officeooo:rsid="00236137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09034c" style:font-weight-asian="bold" style:font-weight-complex="bold"/>
    </style:style>
    <style:style style:name="T33" style:family="text">
      <style:text-properties fo:font-weight="bold" officeooo:rsid="000c8bef" style:font-weight-asian="bold" style:font-weight-complex="bold"/>
    </style:style>
    <style:style style:name="T34" style:family="text">
      <style:text-properties fo:font-weight="bold" officeooo:rsid="000fc60f" style:font-weight-asian="bold" style:font-weight-complex="bold"/>
    </style:style>
    <style:style style:name="T35" style:family="text">
      <style:text-properties fo:font-weight="bold" officeooo:rsid="00153f83" style:font-weight-asian="bold" style:font-weight-complex="bold"/>
    </style:style>
    <style:style style:name="T36" style:family="text">
      <style:text-properties fo:font-weight="bold" officeooo:rsid="001b5df1" style:font-weight-asian="bold" style:font-weight-complex="bold"/>
    </style:style>
    <style:style style:name="T37" style:family="text">
      <style:text-properties fo:font-weight="bold" officeooo:rsid="002224e5" style:font-weight-asian="bold" style:font-weight-complex="bold"/>
    </style:style>
    <style:style style:name="T38" style:family="text">
      <style:text-properties fo:font-weight="bold" officeooo:rsid="00236137" style:font-weight-asian="bold" style:font-weight-complex="bold"/>
    </style:style>
    <style:style style:name="T39" style:family="text">
      <style:text-properties fo:font-weight="bold" officeooo:rsid="00445108" style:font-weight-asian="bold" style:font-weight-complex="bold"/>
    </style:style>
    <style:style style:name="T40" style:family="text">
      <style:text-properties fo:font-weight="bold" officeooo:rsid="006759c3" style:font-weight-asian="bold" style:font-weight-complex="bold"/>
    </style:style>
    <style:style style:name="T41" style:family="text">
      <style:text-properties officeooo:rsid="00445108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09034c" style:font-weight-asian="normal" style:font-weight-complex="normal"/>
    </style:style>
    <style:style style:name="T44" style:family="text">
      <style:text-properties fo:font-weight="normal" officeooo:rsid="00b2781d" style:font-weight-asian="normal" style:font-weight-complex="normal"/>
    </style:style>
    <style:style style:name="T45" style:family="text">
      <style:text-properties fo:font-weight="normal" officeooo:rsid="00bc001e" style:font-weight-asian="normal" style:font-weight-complex="normal"/>
    </style:style>
    <style:style style:name="T46" style:family="text">
      <style:text-properties fo:font-weight="normal" officeooo:rsid="00b9df0f" style:font-weight-asian="normal" style:font-weight-complex="normal"/>
    </style:style>
    <style:style style:name="T47" style:family="text">
      <style:text-properties fo:font-weight="normal" officeooo:rsid="00b49697" style:font-weight-asian="normal" style:font-weight-complex="normal"/>
    </style:style>
    <style:style style:name="T48" style:family="text">
      <style:text-properties fo:font-weight="normal" officeooo:rsid="00b67d27" style:font-weight-asian="normal" style:font-weight-complex="normal"/>
    </style:style>
    <style:style style:name="T49" style:family="text">
      <style:text-properties fo:font-weight="normal" officeooo:rsid="00684322" style:font-weight-asian="normal" style:font-weight-complex="normal"/>
    </style:style>
    <style:style style:name="T50" style:family="text">
      <style:text-properties officeooo:rsid="005b71a0"/>
    </style:style>
    <style:style style:name="T51" style:family="text">
      <style:text-properties officeooo:rsid="00b9df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urgery in objects"&gt;</text:placeholder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51"><text:span text:style-name="T1">Surgery Report : </text:span><text:span text:style-name="T1"><text:placeholder text:placeholder-type="text">&lt;surgery.code&gt;</text:placeholder></text:span></text:p>
            <text:p text:style-name="P33"/>
          </table:table-cell>
          <table:covered-table-cell/>
        </table:table-row>
        <table:table-row>
          <table:table-cell table:style-name="Table1.A2" office:value-type="string">
            <text:p text:style-name="P32"><text:span text:style-name="T32">Date</text:span><text:span text:style-name="T1"> : </text:span><text:span text:style-name="T43"><text:placeholder text:placeholder-type="text">&lt;format_date(surgery.report_surgery_date, user.language)&gt;</text:placeholder></text:span><text:span text:style-name="T43">, </text:span><text:span text:style-name="T43"><text:placeholder text:placeholder-type="text">&lt;surgery.report_surgery_time.strftime('%H:%M:%S')&gt;</text:placeholder></text:span></text:p>
            <text:p text:style-name="P31"><text:span text:style-name="T33">Institution</text:span><text:span text:style-name="T15"> :</text:span><text:span text:style-name="T15"><text:placeholder text:placeholder-type="text">&lt;if test="surgery.institution"&gt;</text:placeholder></text:span><text:span text:style-name="T15"> </text:span><text:span text:style-name="T15"><text:placeholder text:placeholder-type="text">&lt;surgery.institution.rec_name or ''&gt;</text:placeholder></text:span><text:span text:style-name="T15"><text:placeholder text:placeholder-type="text">&lt;/if&gt;</text:placeholder></text:span></text:p>
            <text:p text:style-name="P30"><text:span text:style-name="T33">Operating Room</text:span><text:span text:style-name="T15"> :</text:span><text:span text:style-name="T15"><text:placeholder text:placeholder-type="text">&lt;if test="surgery.operating_room"&gt;</text:placeholder></text:span><text:span text:style-name="T15"> </text:span><text:span text:style-name="T15"><text:placeholder text:placeholder-type="text">&lt;surgery.operating_room.name or ''&gt;</text:placeholder></text:span><text:span text:style-name="T15"><text:placeholder text:placeholder-type="text">&lt;/if&gt;</text:placeholder></text:span></text:p>
            <text:p text:style-name="P6"><text:span text:style-name="T34">Main Surgeon</text:span><text:span text:style-name="T17"> : </text:span><text:span text:style-name="T17"><text:placeholder text:placeholder-type="text">&lt;if test="surgery.surgeon"&gt;</text:placeholder></text:span><text:span text:style-name="T17"><text:placeholder text:placeholder-type="text">&lt;surgery.surgeon.name.name or ''&gt;</text:placeholder></text:span><text:span text:style-name="T17">, </text:span><text:span text:style-name="T17"><text:placeholder text:placeholder-type="text">&lt;surgery.surgeon.name.lastname or ''&gt;</text:placeholder></text:span><text:span text:style-name="T17"><text:placeholder text:placeholder-type="text">&lt;/if&gt;</text:placeholder></text:span></text:p>
            <text:p text:style-name="P7"><text:span text:style-name="T34">Anesthetist</text:span><text:span text:style-name="T17"> :</text:span><text:span text:style-name="T17"><text:placeholder text:placeholder-type="text">&lt;if test="surgery.anesthetist"&gt;</text:placeholder></text:span><text:span text:style-name="T17"> </text:span><text:span text:style-name="T17"><text:placeholder text:placeholder-type="text">&lt;surgery.anesthetist.name.name or ''&gt;</text:placeholder></text:span><text:span text:style-name="T17">, </text:span><text:span text:style-name="T17"><text:placeholder text:placeholder-type="text">&lt;surgery.anesthetist.name.lastname or ''&gt;</text:placeholder></text:span><text:span text:style-name="T17"><text:placeholder text:placeholder-type="text">&lt;/if&gt;</text:placeholder></text:span></text:p>
          </table:table-cell>
          <table:table-cell table:style-name="Table1.B2" office:value-type="string">
            <text:p text:style-name="P29"><text:span text:style-name="T31">Patient</text:span> : <text:placeholder text:placeholder-type="text">&lt;surgery.patient.name.lastname&gt;</text:placeholder>, <text:placeholder text:placeholder-type="text">&lt;surgery.patient.name.name&gt;</text:placeholder> <text:span text:style-name="T16">(ID </text:span><text:span text:style-name="T16"><text:placeholder text:placeholder-type="text">&lt;surgery.patient.puid&gt;</text:placeholder></text:span><text:span text:style-name="T16"> ) </text:span></text:p>
            <text:p text:style-name="P25"><text:placeholder text:placeholder-type="text">&lt;if test="surgery.patient.gender == 'f'"&gt;</text:placeholder></text:p>
            <text:p text:style-name="P28"><text:span text:style-name="T40">Sex</text:span><text:span text:style-name="T41"> : </text:span>Female</text:p>
            <text:p text:style-name="P25"><text:placeholder text:placeholder-type="text">&lt;/if&gt;</text:placeholder></text:p>
            <text:p text:style-name="P25"><text:placeholder text:placeholder-type="text">&lt;if test="surgery.patient.gender == 'm'"&gt;</text:placeholder></text:p>
            <text:p text:style-name="P28"><text:span text:style-name="T40">Sex</text:span><text:span text:style-name="T41"> : </text:span>Male</text:p>
            <text:p text:style-name="P25"><text:placeholder text:placeholder-type="text">&lt;/if&gt;</text:placeholder></text:p>
            <text:p text:style-name="P29"><text:span text:style-name="T34">Age </text:span><text:span text:style-name="T39">at surgery</text:span><text:span text:style-name="T17"> : </text:span></text:p>
            <text:p text:style-name="P58"><text:span text:style-name="T44"><text:placeholder text:placeholder-type="text">&lt;if test="surgery.computed_age.days &gt; 365"&gt;</text:placeholder></text:span></text:p>
            <text:p text:style-name="P58"><text:span text:style-name="T42"><text:s/></text:span><text:placeholder text:placeholder-type="text">&lt;surgery.computed_age.days / 365&gt;</text:placeholder> <text:span text:style-name="T51">y</text:span><text:span text:style-name="T44">ears </text:span><text:span text:style-name="T45">(at </text:span><text:span text:style-name="T49">surgery</text:span><text:span text:style-name="T45">)</text:span></text:p>
            <text:p text:style-name="P58"><text:placeholder text:placeholder-type="text">&lt;/if&gt;</text:placeholder></text:p>
            <text:p text:style-name="P58"><text:span text:style-name="T44"><text:placeholder text:placeholder-type="text">&lt;if test="surgery.computed_age.days &lt; 365 and surgery.computed_age.days &gt; 60"&gt;</text:placeholder></text:span></text:p>
            <text:p text:style-name="P58"><text:span text:style-name="T44"><text:placeholder text:placeholder-type="text">&lt;surgery.computed_age.days / 30&gt;</text:placeholder></text:span><text:span text:style-name="T44"> </text:span><text:span text:style-name="T46">m</text:span><text:span text:style-name="T47">onths </text:span><text:span text:style-name="T45">(at </text:span><text:span text:style-name="T49">surgery</text:span><text:span text:style-name="T45">)</text:span></text:p>
            <text:p text:style-name="P58"><text:span text:style-name="T47"><text:placeholder text:placeholder-type="text">&lt;/if&gt;</text:placeholder></text:span></text:p>
            <text:p text:style-name="P58"><text:span text:style-name="T44"><text:placeholder text:placeholder-type="text">&lt;if test="surgery.computed_age.days &lt; 60"&gt;</text:placeholder></text:span></text:p>
            <text:p text:style-name="P58"><text:span text:style-name="T44"><text:placeholder text:placeholder-type="text">&lt;surgery.computed_age.days&gt;</text:placeholder></text:span><text:span text:style-name="T44"> </text:span><text:span text:style-name="T46">d</text:span><text:span text:style-name="T48">ays </text:span><text:span text:style-name="T45">(at </text:span><text:span text:style-name="T49">surgery</text:span><text:span text:style-name="T45">)</text:span></text:p>
            <text:p text:style-name="P58"><text:placeholder text:placeholder-type="text">&lt;/if&gt;</text:placeholder></text:p>
            <text:p text:style-name="P58"/>
            <text:p text:style-name="P57"/>
            <text:p text:style-name="P9"/>
          </table:table-cell>
        </table:table-row>
        <table:table-row>
          <table:table-cell table:style-name="Table1.A3" table:number-columns-spanned="2" office:value-type="string">
            <text:p text:style-name="P2"><text:span text:style-name="T35">Description</text:span><text:span text:style-name="T18"> : </text:span><text:span text:style-name="T6"><text:placeholder text:placeholder-type="text">&lt;surgery.description or ''&gt;</text:placeholder></text:span></text:p>
            <text:p text:style-name="P2"><text:span text:style-name="T11">Classification</text:span><text:span text:style-name="T7"> : <text:s/></text:span><text:span text:style-name="T21"><text:placeholder text:placeholder-type="text">&lt;if test="surgery.classification=='o'"&gt;</text:placeholder></text:span><text:span text:style-name="T7">Optional</text:span><text:span text:style-name="T25"><text:placeholder text:placeholder-type="text">&lt;/if&gt;</text:placeholder></text:span><text:span text:style-name="T21"><text:placeholder text:placeholder-type="text">&lt;if test="surgery.classification=='r'"&gt;</text:placeholder></text:span><text:span text:style-name="T7">Required</text:span><text:span text:style-name="T7"><text:placeholder text:placeholder-type="text">&lt;/if&gt;</text:placeholder></text:span><text:span text:style-name="T21"><text:placeholder text:placeholder-type="text">&lt;if test="surgery.classification=='u'"&gt;</text:placeholder></text:span><text:span text:style-name="T7">Urgent</text:span><text:span text:style-name="T7"><text:placeholder text:placeholder-type="text">&lt;/if&gt;</text:placeholder></text:span><text:span text:style-name="T21"><text:placeholder text:placeholder-type="text">&lt;if test="surgery.classification=='e'"&gt;</text:placeholder></text:span><text:span text:style-name="T7">Emergency</text:span><text:span text:style-name="T7"><text:placeholder text:placeholder-type="text">&lt;/if&gt;</text:placeholder></text:span></text:p>
            <text:p text:style-name="P7"><text:span text:style-name="T36">Base Condition</text:span><text:span text:style-name="T28"> : </text:span><text:span text:style-name="T28"><text:placeholder text:placeholder-type="text">&lt;if test="surgery.pathology"&gt;</text:placeholder></text:span><text:span text:style-name="T28"> </text:span><text:span text:style-name="T28"><text:placeholder text:placeholder-type="text">&lt;surgery.pathology.name&gt;</text:placeholder></text:span><text:span text:style-name="T28"><text:placeholder text:placeholder-type="text">&lt;/if&gt;</text:placeholder></text:span></text:p>
            <text:p text:style-name="P8"><text:span text:style-name="T37">Surgery Time</text:span><text:span text:style-name="T29"> : </text:span><text:span text:style-name="T29"><text:placeholder text:placeholder-type="text">&lt;surgery.surgery_length&gt;</text:placeholder></text:span></text:p>
            <text:p text:style-name="P20"><text:span text:style-name="T31">Post-operative Diagnosis</text:span> : <text:span text:style-name="T28"><text:placeholder text:placeholder-type="text">&lt;if test="surgery.postoperative_dx"&gt;</text:placeholder></text:span><text:span text:style-name="T28"><text:placeholder text:placeholder-type="text">&lt;surgery.postoperative_dx.rec_name&gt;</text:placeholder></text:span><text:span text:style-name="T28"><text:placeholder text:placeholder-type="text">&lt;/if&gt;</text:placeholder></text:span></text:p>
          </table:table-cell>
          <table:covered-table-cell/>
        </table:table-row>
      </table:table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47">Pre-operation Information</text:p>
            <text:p text:style-name="P44"/>
            <text:p text:style-name="P43"><text:span text:style-name="T38">Revised Cardiac Risk Index (RCRI)</text:span><text:span text:style-name="T30"> : </text:span><text:span text:style-name="T6"><text:placeholder text:placeholder-type="text">&lt;if test="surgery.preop_rcri"&gt;</text:placeholder></text:span><text:span text:style-name="T6"><text:placeholder text:placeholder-type="text">&lt;surgery.preop_rcri.rcri_total or ''&gt;</text:placeholder></text:span><text:span text:style-name="T8">( Class </text:span><text:span text:style-name="T6"><text:placeholder text:placeholder-type="text">&lt;surgery.preop_rcri.rcri_class or ''&gt;</text:placeholder></text:span><text:span text:style-name="T6"> </text:span><text:span text:style-name="T8">)</text:span><text:span text:style-name="T7"><text:placeholder text:placeholder-type="text">&lt;/if&gt;</text:placeholder></text:span></text:p>
            <text:p text:style-name="P41"><text:span text:style-name="T12">ASA </text:span><text:span text:style-name="T13">Pre-operative </text:span><text:span text:style-name="T12">Physical Status</text:span><text:span text:style-name="T9"> : </text:span><text:span text:style-name="T21"><text:placeholder text:placeholder-type="text">&lt;if test="surgery.preop_asa=='ps1'"&gt;</text:placeholder></text:span><text:span text:style-name="T22">1 : Normal healthy patient</text:span><text:span text:style-name="T26"><text:placeholder text:placeholder-type="text">&lt;/if&gt;</text:placeholder></text:span><text:span text:style-name="T21"><text:placeholder text:placeholder-type="text">&lt;if test="surgery.preop_asa=='ps2'"&gt;</text:placeholder></text:span><text:span text:style-name="T22">2 : Patients with mild systemic disease</text:span><text:span text:style-name="T7"><text:placeholder text:placeholder-type="text">&lt;/if&gt;</text:placeholder></text:span><text:span text:style-name="T21"><text:placeholder text:placeholder-type="text">&lt;if test="surgery.preop_asa=='ps3'"&gt;</text:placeholder></text:span><text:span text:style-name="T22">3 : Patients with severe systemic disease</text:span><text:span text:style-name="T7"><text:placeholder text:placeholder-type="text">&lt;/if&gt;</text:placeholder></text:span><text:span text:style-name="T21"><text:placeholder text:placeholder-type="text">&lt;if test="surgery.preop_asa=='ps4'"&gt;</text:placeholder></text:span><text:span text:style-name="T22">4 : Patients with severe systemic disease that is a constant threat to life</text:span><text:span text:style-name="T7"><text:placeholder text:placeholder-type="text">&lt;/if&gt;</text:placeholder></text:span><text:span text:style-name="T21"><text:placeholder text:placeholder-type="text">&lt;if test="surgery.preop_asa=='ps5'"&gt;</text:placeholder></text:span><text:span text:style-name="T22">5 : Moribund patients who are not expected to survive without the operation</text:span><text:span text:style-name="T7"><text:placeholder text:placeholder-type="text">&lt;/if&gt;</text:placeholder></text:span><text:span text:style-name="T21"><text:placeholder text:placeholder-type="text">&lt;if test="surgery.preop_asa=='ps6'"&gt;</text:placeholder></text:span><text:span text:style-name="T22">6 : A declared brain-dead patient who organs are being removed for donor purposes</text:span><text:span text:style-name="T7"><text:placeholder text:placeholder-type="text">&lt;/if&gt;</text:placeholder></text:span></text:p>
            <text:p text:style-name="P42"><text:span text:style-name="T14">Mallampati Score</text:span><text:span text:style-name="T10"> : </text:span><text:span text:style-name="T21"><text:placeholder text:placeholder-type="text">&lt;if test="surgery.preop_mallampati=='Class 1'"&gt;</text:placeholder></text:span><text:span text:style-name="T24">Class 1: </text:span><text:span text:style-name="T23">Full visibility of tonsils, uvula and soft palate</text:span><text:span text:style-name="T26"><text:placeholder text:placeholder-type="text">&lt;/if&gt;</text:placeholder></text:span><text:span text:style-name="T21"><text:placeholder text:placeholder-type="text">&lt;if test="surgery.preop_mallampati=='Class 2'"&gt;</text:placeholder></text:span><text:span text:style-name="T23">Class 2: Visibility of hard and soft palate, upper portion of tonsils and uvula</text:span><text:span text:style-name="T26"><text:placeholder text:placeholder-type="text">&lt;/if&gt;</text:placeholder></text:span><text:span text:style-name="T21"><text:placeholder text:placeholder-type="text">&lt;if test="surgery.preop_mallampati=='Class 3'"&gt;</text:placeholder></text:span><text:span text:style-name="T23">Class 3: Soft and hard palate and base of the uvula are visible</text:span><text:span text:style-name="T26"><text:placeholder text:placeholder-type="text">&lt;/if&gt;</text:placeholder></text:span><text:span text:style-name="T21"><text:placeholder text:placeholder-type="text">&lt;if test="surgery.preop_mallampati=='Class 4'"&gt;</text:placeholder></text:span><text:span text:style-name="T23">Class 4: Only Hard Palate visible</text:span><text:span text:style-name="T26"><text:placeholder text:placeholder-type="text">&lt;/if&gt;</text:placeholder></text:span></text:p>
            <text:p text:style-name="P52"/>
            <text:p text:style-name="P34"><text:soft-page-break/>Pre-operation Checklist</text:p>
            <text:list xml:id="list1599156629618870622" text:style-name="L1">
              <text:list-item>
                <text:p text:style-name="P55"><text:span text:style-name="T2">Risk of Massive bleeding, </text:span><text:span text:style-name="T5">i</text:span><text:span text:style-name="T2">ntravenous access and fluids availabl</text:span><text:span text:style-name="T3">e :</text:span><text:span text:style-name="T20"> </text:span><text:span text:style-name="T19"><text:placeholder text:placeholder-type="text">&lt;surgery.preop_bleeding_risk&gt;</text:placeholder></text:span></text:p>
              </text:list-item>
              <text:list-item>
                <text:p text:style-name="P56"><text:span text:style-name="T3">Pulse Oximeter in place :</text:span><text:span text:style-name="T20"> </text:span><text:span text:style-name="T19"><text:placeholder text:placeholder-type="text">&lt;surgery.preop_oximeter&gt;</text:placeholder></text:span></text:p>
              </text:list-item>
              <text:list-item>
                <text:p text:style-name="P56"><text:span text:style-name="T4">Surgical Site Marking : </text:span><text:span text:style-name="T19"><text:placeholder text:placeholder-type="text">&lt;surgery.preop_site_marking&gt;</text:placeholder></text:span></text:p>
              </text:list-item>
              <text:list-item>
                <text:p text:style-name="P56"><text:span text:style-name="T4">Antibiotic Prophylaxis : </text:span><text:span text:style-name="T19"><text:placeholder text:placeholder-type="text">&lt;surgery.preop_antibiotics&gt;</text:placeholder></text:span></text:p>
              </text:list-item>
              <text:list-item>
                <text:p text:style-name="P56"><text:span text:style-name="T4">Sterility confirmed :</text:span><text:span text:style-name="T27"> </text:span><text:span text:style-name="T19"><text:placeholder text:placeholder-type="text">&lt;surgery.preop_sterility&gt;</text:placeholder></text:span></text:p>
              </text:list-item>
            </text:list>
            <text:p text:style-name="P53"/>
          </table:table-cell>
        </table:table-row>
      </table:table>
      <text:p text:style-name="P10"/>
      <text:p text:style-name="P38">Surgery <text:span text:style-name="T50">Details</text:span> 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"><text:placeholder text:placeholder-type="text">&lt;for each="line in unicode(surgery.extra_info).split('\n')"&gt;</text:placeholder></text:p>
            <text:p text:style-name="P24"><text:placeholder text:placeholder-type="text">&lt;line&gt;</text:placeholder></text:p>
            <text:p text:style-name="P23"><text:placeholder text:placeholder-type="text">&lt;/for&gt;</text:placeholder></text:p>
            <text:p text:style-name="P27"/>
          </table:table-cell>
        </table:table-row>
      </table:table>
      <text:p text:style-name="P38"/>
      <text:p text:style-name="P38"/>
      <text:p text:style-name="P54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5">Procedure Code</text:p>
          </table:table-cell>
          <table:table-cell table:style-name="Table3.B1" office:value-type="string">
            <text:p text:style-name="P45">Description</text:p>
          </table:table-cell>
          <table:table-cell table:style-name="Table3.C1" office:value-type="string">
            <text:p text:style-name="P45">Notes</text:p>
          </table:table-cell>
        </table:table-row>
      </table:table>
      <text:p text:style-name="P11"><text:placeholder text:placeholder-type="text">&lt;for each="procedure in surgery.procedures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1"><text:placeholder text:placeholder-type="text">&lt;procedure.procedure.name&gt;</text:placeholder></text:p>
          </table:table-cell>
          <table:table-cell table:style-name="Table4.B1" office:value-type="string">
            <text:p text:style-name="P11"><text:placeholder text:placeholder-type="text">&lt;procedure.procedure.description&gt;</text:placeholder></text:p>
          </table:table-cell>
          <table:table-cell table:style-name="Table4.C1" office:value-type="string">
            <text:p text:style-name="P11"><text:placeholder text:placeholder-type="text">&lt;procedure.notes&gt;</text:placeholder></text:p>
          </table:table-cell>
        </table:table-row>
      </table:table>
      <text:p text:style-name="P17"><text:placeholder text:placeholder-type="text">&lt;/for&gt;</text:placeholder></text:p>
      <text:p text:style-name="P35"/>
      <text:p text:style-name="P1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8">Qty</text:p>
          </table:table-cell>
          <table:table-cell table:style-name="Table7.B1" office:value-type="string">
            <text:p text:style-name="P48">Supply</text:p>
          </table:table-cell>
          <table:table-cell table:style-name="Table7.B1" office:value-type="string">
            <text:p text:style-name="P49">Qty used</text:p>
          </table:table-cell>
          <table:table-cell table:style-name="Table7.D1" office:value-type="string">
            <text:p text:style-name="P46">Notes</text:p>
          </table:table-cell>
        </table:table-row>
      </table:table>
      <text:p text:style-name="P13"><text:placeholder text:placeholder-type="text">&lt;for each="supply in surgery.supplies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3"><text:placeholder text:placeholder-type="text">&lt;supply.qty&gt;</text:placeholder></text:p>
          </table:table-cell>
          <table:table-cell table:style-name="Table8.B1" office:value-type="string">
            <text:p text:style-name="P13"><text:placeholder text:placeholder-type="text">&lt;supply.supply.rec_name&gt;</text:placeholder></text:p>
          </table:table-cell>
          <table:table-cell table:style-name="Table8.C1" office:value-type="string">
            <text:p text:style-name="P14"><text:placeholder text:placeholder-type="text">&lt;supply.qty_used&gt;</text:placeholder></text:p>
          </table:table-cell>
          <table:table-cell table:style-name="Table8.D1" office:value-type="string">
            <text:p text:style-name="P13"><text:placeholder text:placeholder-type="text">&lt;supply.notes&gt;</text:placeholder></text:p>
          </table:table-cell>
        </table:table-row>
      </table:table>
      <text:p text:style-name="P18"><text:placeholder text:placeholder-type="text">&lt;/for&gt;</text:placeholder></text:p>
      <text:p text:style-name="P36"/>
      <text:p text:style-name="P35"/>
      <text:p text:style-name="P35">Anesthesia Report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"><text:placeholder text:placeholder-type="text">&lt;for each="line in unicode(surgery.anesthesia_report).split('\n')"&gt;</text:placeholder></text:p>
            <text:p text:style-name="P21"><text:placeholder text:placeholder-type="text">&lt;line&gt;</text:placeholder></text:p>
            <text:p text:style-name="P22"><text:placeholder text:placeholder-type="text">&lt;/for&gt;</text:placeholder></text:p>
            <text:p text:style-name="P26"/>
          </table:table-cell>
        </table:table-row>
      </table:table>
      <text:p text:style-name="P40"/>
      <text:p text:style-name="P15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50">Member</text:p>
          </table:table-cell>
          <table:table-cell table:style-name="Table9.B1" office:value-type="string">
            <text:p text:style-name="P50">Role</text:p>
          </table:table-cell>
          <table:table-cell table:style-name="Table9.C1" office:value-type="string">
            <text:p text:style-name="P50">Notes</text:p>
          </table:table-cell>
        </table:table-row>
      </table:table>
      <text:p text:style-name="P15"><text:placeholder text:placeholder-type="text">&lt;for each="member in surgery.surgery_team"&gt;</text:placeholder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5"><text:placeholder text:placeholder-type="text">&lt;member.team_member.rec_name&gt;</text:placeholder></text:p>
          </table:table-cell>
          <table:table-cell table:style-name="Table10.B1" office:value-type="string">
            <text:p text:style-name="P16"><text:placeholder text:placeholder-type="text">&lt;if test="member.role"&gt;</text:placeholder><text:placeholder text:placeholder-type="text">&lt;member.role.rec_name&gt;</text:placeholder><text:placeholder text:placeholder-type="text">&lt;/if&gt;</text:placeholder></text:p>
          </table:table-cell>
          <table:table-cell table:style-name="Table10.C1" office:value-type="string">
            <text:p text:style-name="P15"><text:placeholder text:placeholder-type="text">&lt;member.notes&gt;</text:placeholder></text:p>
          </table:table-cell>
        </table:table-row>
      </table:table>
      <text:p text:style-name="P19"><text:placeholder text:placeholder-type="text">&lt;/for&gt;</text:placeholder></text:p>
      <text:p text:style-name="P37"/>
      <text:p text:style-name="P39"><text:span text:style-name="T1">Print Date <text:s/>: <text:s/></text:span><text:span text:style-name="T1"><text:placeholder text:placeholder-type="text">&lt;format_date(datetime.date.today(), user.language)&gt;</text:placeholder></text:span><text:span text:style-name="T1">, </text:span><text:span text:style-name="T1"><text:placeholder text:placeholder-type="text">&lt;datetime.datetime.now().strftime('%H:%M:%S')&gt;</text:placeholder></text:span></text:p>
      <text:p text:style-name="P1"><text:placeholder text:placeholder-type="text">&lt;/for&gt;</text:placeholder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6-01-10T22:56:37.364097730</dc:date>
    <meta:editing-duration>P2DT12H25M58S</meta:editing-duration>
    <meta:editing-cycles>120</meta:editing-cycles>
    <meta:generator>LibreOffice/5.0.3.2$Linux_X86_64 LibreOffice_project/00m0$Build-2</meta:generator>
    <meta:document-statistic meta:table-count="10" meta:image-count="0" meta:object-count="0" meta:page-count="3" meta:paragraph-count="75" meta:word-count="366" meta:character-count="3995" meta:non-whitespace-character-count="3702"/>
  </office:meta>
</office:document-meta>
</file>